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UnrelatedHeading">
      <style:paragraph-properties fo:line-height="150%"/>
      <style:text-properties officeooo:rsid="004bbd02" officeooo:paragraph-rsid="004bbd02"/>
    </style:style>
    <style:style style:name="P6" style:family="paragraph" style:parent-style-name="Normal">
      <style:paragraph-properties fo:margin-left="0cm" fo:margin-right="0cm" fo:margin-top="0cm" fo:margin-bottom="0.309cm" style:contextual-spacing="false" fo:line-height="107%" fo:text-align="start" style:justify-single-word="false" fo:text-indent="0cm" style:auto-text-indent="false">
        <style:tab-stops>
          <style:tab-stop style:position="8.502cm" style:type="center"/>
          <style:tab-stop style:position="14.845cm" style:type="center"/>
        </style:tab-stops>
      </style:paragraph-properties>
      <style:text-properties officeooo:paragraph-rsid="03b0204d"/>
    </style:style>
    <style:style style:name="P7" style:family="paragraph" style:parent-style-name="Normal">
      <style:paragraph-properties fo:margin-left="1.27cm" fo:margin-right="0cm" fo:margin-top="0cm" fo:margin-bottom="0.47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8" style:family="paragraph" style:parent-style-name="Normal">
      <style:paragraph-properties fo:margin-left="0.38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9" style:family="paragraph" style:parent-style-name="Normal">
      <style:paragraph-properties fo:margin-left="0.386cm" fo:margin-right="0cm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10" style:family="paragraph" style:parent-style-name="Normal">
      <style:paragraph-properties fo:margin-left="0.386cm" fo:margin-right="0cm" fo:margin-top="0cm" fo:margin-bottom="0.10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11" style:family="paragraph" style:parent-style-name="Normal">
      <style:paragraph-properties fo:margin-left="1.656cm" fo:margin-right="0cm" fo:margin-top="0cm" fo:margin-bottom="0.04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12" style:family="paragraph" style:parent-style-name="Normal">
      <style:paragraph-properties fo:margin-left="0cm" fo:margin-right="0cm" fo:margin-top="0cm" fo:margin-bottom="0.053cm" style:contextual-spacing="false" fo:line-height="107%" fo:text-align="start" style:justify-single-word="false" fo:text-indent="0cm" style:auto-text-indent="false">
        <style:tab-stops>
          <style:tab-stop style:position="11.43cm" style:type="center"/>
        </style:tab-stops>
      </style:paragraph-properties>
      <style:text-properties officeooo:paragraph-rsid="03ade06c"/>
    </style:style>
    <style:style style:name="P13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831cm" style:type="center"/>
        </style:tab-stops>
      </style:paragraph-properties>
      <style:text-properties officeooo:paragraph-rsid="03ade06c"/>
    </style:style>
    <style:style style:name="P14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15cm" style:type="center"/>
        </style:tab-stops>
      </style:paragraph-properties>
      <style:text-properties officeooo:paragraph-rsid="03ade06c"/>
    </style:style>
    <style:style style:name="P15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7cm" style:type="center"/>
        </style:tab-stops>
      </style:paragraph-properties>
      <style:text-properties officeooo:paragraph-rsid="03ade06c"/>
    </style:style>
    <style:style style:name="P16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598cm" style:type="center"/>
        </style:tab-stops>
      </style:paragraph-properties>
      <style:text-properties officeooo:paragraph-rsid="03ade06c"/>
    </style:style>
    <style:style style:name="P17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07cm" style:type="center"/>
        </style:tab-stops>
      </style:paragraph-properties>
      <style:text-properties officeooo:paragraph-rsid="03ade06c"/>
    </style:style>
    <style:style style:name="P18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0.007cm" style:type="center"/>
        </style:tab-stops>
      </style:paragraph-properties>
      <style:text-properties officeooo:paragraph-rsid="03ade06c"/>
    </style:style>
    <style:style style:name="P19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1.843cm" style:type="center"/>
        </style:tab-stops>
      </style:paragraph-properties>
      <style:text-properties officeooo:paragraph-rsid="03ade06c"/>
    </style:style>
    <style:style style:name="P20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721cm" style:type="center"/>
        </style:tab-stops>
      </style:paragraph-properties>
      <style:text-properties officeooo:paragraph-rsid="03ade06c"/>
    </style:style>
    <style:style style:name="P21" style:family="paragraph" style:parent-style-name="Normal">
      <style:paragraph-properties fo:margin-left="0cm" fo:margin-right="0cm" fo:margin-top="0cm" fo:margin-bottom="0.399cm" style:contextual-spacing="false" fo:line-height="107%" fo:text-align="start" style:justify-single-word="false" fo:text-indent="0cm" style:auto-text-indent="false"/>
      <style:text-properties officeooo:paragraph-rsid="03ade06c"/>
    </style:style>
    <style:style style:name="P22" style:family="paragraph" style:parent-style-name="Normal">
      <style:paragraph-properties fo:margin-left="0cm" fo:margin-right="0cm" fo:margin-top="0cm" fo:margin-bottom="0.28cm" style:contextual-spacing="false" fo:line-height="107%" fo:text-align="start" style:justify-single-word="false" fo:text-indent="0cm" style:auto-text-indent="false"/>
      <style:text-properties officeooo:paragraph-rsid="03ade06c"/>
    </style:style>
    <style:style style:name="P23" style:family="paragraph" style:parent-style-name="Normal">
      <style:paragraph-properties fo:margin-left="0.018cm" fo:margin-right="0cm" fo:margin-top="0cm" fo:margin-bottom="0.319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4" style:family="paragraph" style:parent-style-name="Normal">
      <style:paragraph-properties fo:margin-left="0.018cm" fo:margin-right="1.371cm" fo:margin-top="0cm" fo:margin-bottom="0.319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5" style:family="paragraph" style:parent-style-name="Normal">
      <style:paragraph-properties fo:margin-left="0.018cm" fo:margin-right="1.371cm" fo:margin-top="0cm" fo:margin-bottom="0.372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6" style:family="paragraph" style:parent-style-name="Normal">
      <style:paragraph-properties fo:margin-left="0.026cm" fo:margin-right="0cm" fo:margin-top="0cm" fo:margin-bottom="0.23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3ade06c"/>
    </style:style>
    <style:style style:name="P27" style:family="paragraph" style:parent-style-name="Normal">
      <style:paragraph-properties fo:margin-left="0.018cm" fo:margin-right="1.378cm" fo:margin-top="0cm" fo:margin-bottom="0.372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8" style:family="paragraph" style:parent-style-name="Normal">
      <style:paragraph-properties fo:margin-left="0.314cm" fo:margin-right="1.358cm" fo:margin-top="0cm" fo:margin-bottom="0.32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3ade06c"/>
    </style:style>
    <style:style style:name="P29" style:family="paragraph" style:parent-style-name="Normal">
      <style:paragraph-properties fo:margin-left="2.667cm" fo:margin-right="1.358cm" fo:margin-top="0cm" fo:margin-bottom="0.233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3ade06c"/>
    </style:style>
    <style:style style:name="P30" style:family="paragraph" style:parent-style-name="Normal">
      <style:paragraph-properties fo:margin-left="0cm" fo:margin-right="0cm" fo:margin-top="0cm" fo:margin-bottom="0.309cm" style:contextual-spacing="false" fo:line-height="107%" fo:text-align="center" style:justify-single-word="false" fo:text-indent="0cm" style:auto-text-indent="false">
        <style:tab-stops>
          <style:tab-stop style:position="8.502cm" style:type="center"/>
          <style:tab-stop style:position="14.845cm" style:type="center"/>
        </style:tab-stops>
      </style:paragraph-properties>
      <style:text-properties officeooo:paragraph-rsid="03b0204d"/>
    </style:style>
    <style:style style:name="P31" style:family="paragraph" style:parent-style-name="Normal">
      <style:paragraph-properties fo:margin-left="5.353cm" fo:margin-right="0cm" fo:margin-top="0cm" fo:margin-bottom="0cm" style:contextual-spacing="false" fo:line-height="157%" fo:text-align="start" style:justify-single-word="false" fo:text-indent="-3.422cm" style:auto-text-indent="false">
        <style:tab-stops/>
      </style:paragraph-properties>
      <style:text-properties officeooo:paragraph-rsid="03ade06c"/>
    </style:style>
    <style:style style:name="P32" style:family="paragraph" style:parent-style-name="Normal">
      <style:paragraph-properties fo:margin-left="0.386cm" fo:margin-right="8.244cm" fo:margin-top="0cm" fo:margin-bottom="0.083cm" style:contextual-spacing="false" fo:line-height="102%" fo:text-indent="0cm" style:auto-text-indent="false">
        <style:tab-stops/>
      </style:paragraph-properties>
      <style:text-properties officeooo:paragraph-rsid="03ade06c"/>
    </style:style>
    <style:style style:name="P33" style:family="paragraph" style:parent-style-name="Normal">
      <style:paragraph-properties fo:margin-left="0cm" fo:margin-right="1.358cm" fo:margin-top="0cm" fo:margin-bottom="0.286cm" style:contextual-spacing="false" fo:text-indent="-0.635cm" style:auto-text-indent="false"/>
      <style:text-properties officeooo:paragraph-rsid="03b3810d"/>
    </style:style>
    <style:style style:name="P3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officeooo:rsid="0397945b" officeooo:paragraph-rsid="0397945b"/>
    </style:style>
    <style:style style:name="P35" style:family="paragraph" style:parent-style-name="Standard" style:list-style-name="L13">
      <style:paragraph-properties fo:margin-left="0cm" fo:margin-right="0cm" fo:text-indent="0cm" style:auto-text-indent="false"/>
    </style:style>
    <style:style style:name="P36" style:family="paragraph" style:parent-style-name="UnrelatedHeading">
      <style:paragraph-properties fo:line-height="150%"/>
    </style:style>
    <style:style style:name="P37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38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39" style:family="paragraph">
      <loext:graphic-properties draw:fill="none"/>
      <style:paragraph-properties fo:text-align="start" style:writing-mode="lr-tb"/>
      <style:text-properties fo:font-size="18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weight="bold" officeooo:rsid="03bdfb27" style:font-weight-asian="bold"/>
    </style:style>
    <style:style style:name="T4" style:family="text">
      <style:text-properties fo:font-size="16pt" style:font-size-asian="16pt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fo:font-weight="bold" officeooo:rsid="03ade06c" style:font-size-asian="16pt" style:font-weight-asian="bold"/>
    </style:style>
    <style:style style:name="T7" style:family="text">
      <style:text-properties fo:font-size="18pt" fo:font-weight="bold" style:font-size-asian="18pt" style:font-weight-asian="bold"/>
    </style:style>
    <style:style style:name="T8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9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10" style:family="text">
      <style:text-properties officeooo:rsid="03ade06c"/>
    </style:style>
    <style:style style:name="T11" style:family="text">
      <style:text-properties officeooo:rsid="03b3810d"/>
    </style:style>
    <style:style style:name="T12" style:family="text">
      <style:text-properties officeooo:rsid="03bdfb27"/>
    </style:style>
    <style:style style:name="T13" style:family="text">
      <style:text-properties style:use-window-font-color="true" loext:opacity="0%" fo:font-size="18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Picture 222" text:anchor-type="as-char" svg:y="0cm" svg:width="10.349cm" style:rel-width="scale" svg:height="2.432cm" style:rel-height="scale" draw:z-index="29"><draw:image xlink:href="Pictures/10000001000001A100000062D6A22D587CB3BA06.png" xlink:type="simple" xlink:show="embed" xlink:actuate="onLoad" draw:mime-type="image/png"/></draw:frame></text:p>
      <text:p text:style-name="P23">МІНІСТЕРСТВО ОСВІТИ І НАУКИ УКРАЇНИ <text:s/></text:p>
      <text:p text:style-name="P24">НАЦІОНАЛЬНИЙ ТЕХНІЧНИЙ УНІВЕРСИТЕТ УКРАЇНИ </text:p>
      <text:p text:style-name="P28">«КИЇВСЬКИЙ ПОЛІТЕХНІЧНИЙ ІНСТИТУТ імені ІГОРЯ СІКОРСЬКОГО» </text:p>
      <text:p text:style-name="P29">КАФЕДРА ІНФОРМАТИКИ ТА ПРОГРАМНОЇ ІНЖЕНЕРІЇ </text:p>
      <text:p text:style-name="P26"><text:s/></text:p>
      <text:p text:style-name="P26"><text:s/></text:p>
      <text:p text:style-name="P21"><text:s/></text:p>
      <text:p text:style-name="P27"><text:span text:style-name="Default_20_Paragraph_20_Font"><text:span text:style-name="T4">Курсова робота з освітнього компоненту </text:span></text:span></text:p>
      <text:p text:style-name="P25"><text:span text:style-name="Default_20_Paragraph_20_Font"><text:span text:style-name="T4"><text:s/>«Технології паралельних обчислень. Курсова робота» </text:span></text:span></text:p>
      <text:p text:style-name="P31"><text:span text:style-name="Default_20_Paragraph_20_Font"><text:span text:style-name="T4">Тема: </text:span></text:span><text:span text:style-name="Default_20_Paragraph_20_Font"><text:span text:style-name="T5">Алгоритм </text:span></text:span><text:span text:style-name="Default_20_Paragraph_20_Font"><text:span text:style-name="T6">BFS</text:span></text:span><text:span text:style-name="Default_20_Paragraph_20_Font"><text:span text:style-name="T5"> та його паралельна реалізація з <text:s/>використанням мови С</text:span></text:span><text:span text:style-name="Default_20_Paragraph_20_Font"><text:span text:style-name="T6">++</text:span></text:span><text:span text:style-name="Default_20_Paragraph_20_Font"><text:span text:style-name="T7"> </text:span></text:span></text:p>
      <text:p text:style-name="P7"><text:s/></text:p>
      <text:p text:style-name="P12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3">проф. Стеценко Інна В’ячеславівна <text:tab/> <text:s text:c="4"/><text:span text:style-name="T10">Панченко Сергій Віталійович</text:span> </text:p>
      <text:p text:style-name="P14"><text:s/><text:tab/>студент групи ІП-<text:span text:style-name="T10">1</text:span>1 </text:p>
      <text:p text:style-name="P15">«Допущено до захисту» <text:tab/>залікова книжка № _____ </text:p>
      <text:p text:style-name="P16">_____________________ <text:tab/>_____________________ </text:p>
      <text:p text:style-name="P8"><text:s/><text:tab/> </text:p>
      <text:p text:style-name="P17">«___» __________ 202<text:span text:style-name="T10">4</text:span> р. <text:tab/>«<text:span text:style-name="Default_20_Paragraph_20_Font"><text:span text:style-name="T9">23</text:span></text:span>» <text:span text:style-name="Default_20_Paragraph_20_Font"><text:span text:style-name="T8">травня</text:span></text:span> 20<text:span text:style-name="Default_20_Paragraph_20_Font"><text:span text:style-name="T8">2</text:span></text:span><text:span text:style-name="Default_20_Paragraph_20_Font"><text:span text:style-name="T9">4</text:span></text:span> р. </text:p>
      <text:p text:style-name="P11"><text:s/><text:tab/> </text:p>
      <text:p text:style-name="P18">Захищено з оцінкою <text:tab/> </text:p>
      <text:p text:style-name="P32">_____________________ <text:tab/> <text:s/><text:tab/> </text:p>
      <text:p text:style-name="P18">Члени комісії: <text:tab/> </text:p>
      <text:p text:style-name="P8"><text:s/><text:tab/> </text:p>
      <text:p text:style-name="P19">_____________________ <text:tab/>Інна СТЕЦЕНКО </text:p>
      <text:p text:style-name="P9"><text:s/><text:tab/> </text:p>
      <text:p text:style-name="P20">_____________________ <text:tab/>Олександра ДИФУЧИНА </text:p>
      <text:p text:style-name="P10"><text:s/></text:p>
      <text:p text:style-name="P22"><text:span text:style-name="Default_20_Paragraph_20_Font"><text:span text:style-name="T1"><text:s/></text:span></text:span></text:p>
      <text:p text:style-name="P30"><text:span text:style-name="Default_20_Paragraph_20_Font"><text:span text:style-name="T1">Київ – 202</text:span></text:span><text:span text:style-name="Default_20_Paragraph_20_Font"><text:span text:style-name="T2">4</text:span></text:span></text:p>
      <text:h text:style-name="P36" text:outline-level="1"><text:soft-page-break/><text:span text:style-name="Default_20_Paragraph_20_Font">Завдання</text:span></text:h>
      <text:list xml:id="list3574217969" text:style-name="L13">
        <text:list-item>
          <text:p text:style-name="P35">Виконати огляд існуючих реалізацій алгоритму <text:span text:style-name="T11">BFS</text:span>, послідовних та паралельних. Зробити висновок про актуальність дослідження. </text:p>
        </text:list-item>
        <text:list-item>
          <text:p text:style-name="P35">Виконати розробку послідовного алгоритму <text:span text:style-name="T11">BFS</text:span> використанням мови C<text:span text:style-name="T11">++</text:span>. Дослідити швидкодію алгоритму при зростанні складності обчислень та зробити висновки про необхідність паралельної реалізації алгоритму. </text:p>
        </text:list-item>
        <text:list-item>
          <text:p text:style-name="P35">Виконати розробку паралельного алгоритму <text:span text:style-name="T11">BFS</text:span> використанням мови C<text:span text:style-name="T11">++</text:span>. <text:s/></text:p>
        </text:list-item>
        <text:list-item>
          <text:p text:style-name="P35">Виконати тестування алгоритму, що доводить коректність результатів обчислень. <text:s/></text:p>
        </text:list-item>
        <text:list-item>
          <text:p text:style-name="P35">Виконати дослідження швидкодії паралельного алгоритму при зростанні кількості даних для обчислень. </text:p>
        </text:list-item>
        <text:list-item>
          <text:p text:style-name="P35">Виконати експериментальне дослідження прискорення розробленого алгоритму при зростанні кількості даних для обчислень. Реалізація алгоритму вважається успішною, якщо прискорення більше 1.2. </text:p>
        </text:list-item>
        <text:list-item>
          <text:p text:style-name="P35"><text:span text:style-name="Default_20_Paragraph_20_Font">Зробити висновки про переваги паралельної реалізації обчислень для алгоритму, що розглядається у курсовій роботі, та програмних засобів, які використовувались.</text:span></text:p>
        </text:list-item>
      </text:list>
      <text:p text:style-name="P33"><text:span text:style-name="Default_20_Paragraph_20_Font"/></text:p>
      <text:p text:style-name="P33"><text:span text:style-name="Default_20_Paragraph_20_Font"/></text:p>
      <text:p text:style-name="P33"><text:span text:style-name="Default_20_Paragraph_20_Font"/></text:p>
      <text:p text:style-name="P33"><text:span text:style-name="Default_20_Paragraph_20_Font"/></text:p>
      <text:p text:style-name="P33"><text:span text:style-name="Default_20_Paragraph_20_Font"/></text:p>
      <text:p text:style-name="P33"><text:span text:style-name="Default_20_Paragraph_20_Font"/></text:p>
      <text:p text:style-name="P33"><text:span text:style-name="Default_20_Paragraph_20_Font"/></text:p>
      <text:p text:style-name="P33"/>
      <text:p text:style-name="P6"><text:span text:style-name="Default_20_Paragraph_20_Font"><text:span text:style-name="T1"><text:tab/></text:span></text:span></text:p>
      <text:p text:style-name="P6"><text:span text:style-name="Default_20_Paragraph_20_Font"><text:span text:style-name="T1"/></text:span></text:p>
      <text:h text:style-name="P36" text:outline-level="1"><text:soft-page-break/><text:span text:style-name="Default_20_Paragraph_20_Font">Анотація</text:span></text:h>
      <text:p text:style-name="Standard">Пояснювальна записка до курсової роботи: 47 сторінок, 6 рисунків, 3 таблиці. </text:p>
      <text:p text:style-name="Standard">Об’єкт дослідження: задача паралельного пошуку найкоротшого шляху у графі. </text:p>
      <text:p text:style-name="Standard">Мета роботи: теоретично дослідити паралельні методи пошуку шляху у графі за допомогою алгоритму <text:span text:style-name="T12">BFS</text:span>; переглянути відомі їх<text:span text:style-name="T12">ні</text:span> реалізації; спроектувати, реалізувати, протестувати послідовний та паралельний алгоритми; дослідити ефективність паралелізації програми; </text:p>
      <text:p text:style-name="Standard">Виконана програмна реалізація паралельного та послідовного алгоритму пошуку шляху у графі, проведено аналіз їх ефективності. </text:p>
      <text:p text:style-name="Standard">Ключові слова: ПОШУК ШЛЯХУ У ГРАФІ, <text:span text:style-name="T12">BFS</text:span>, <text:span text:style-name="T12">КАНАЛИ,</text:span> ПАРАЛЕЛЬНІ </text:p>
      <text:p text:style-name="Standard"><text:span text:style-name="Default_20_Paragraph_20_Font">ОБЧИСЛЕННЯ.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Table of Contents1_Head">
            <text:p text:style-name="Contents_20_Heading"><text:soft-page-break/>ЗМІСТ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4" style:class="text" style:master-page-name="">
      <style:paragraph-properties fo:margin-left="1.251cm" fo:margin-right="0cm" fo:margin-top="0cm" fo:margin-bottom="0cm" style:contextual-spacing="false" fo:line-height="150%" fo:keep-together="always" fo:text-indent="0cm" style:auto-text-indent="false" style:page-number="auto" fo:keep-with-next="always"/>
      <style:text-properties fo:color="#000000" loext:opacity="100%" style:font-name="Times New Roman4" fo:font-family="'Times New Roman'" style:font-style-name="Regular" style:font-family-generic="roman" fo:font-style="normal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text-transform="uppercase" style:font-name="Times New Roman4" fo:font-family="'Times New Roman'" style:font-style-name="Regular" style:font-family-generic="roman" fo:font-size="14pt" fo:font-weight="bold" style:font-size-asian="16pt" style:font-weight-asian="bold" style:font-size-complex="16pt" style:font-weight-complex="bold"/>
    </style:style>
    <style:style style:name="UnrelatedHeading" style:family="paragraph" style:parent-style-name="normal" style:default-outline-level="1" style:list-style-name="" style:master-page-name="">
      <style:paragraph-properties fo:text-align="center" style:justify-single-word="false" style:page-number="auto"/>
      <style:text-properties fo:text-transform="uppercase" style:font-name="Times New Roman4" fo:font-family="'Times New Roman'" style:font-style-name="Regular" style:font-family-generic="roman" fo:font-weight="bold"/>
    </style:style>
    <style:style style:name="ImageName2" style:family="paragraph" style:parent-style-name="normal" style:list-style-name="List_20_3">
      <style:paragraph-properties fo:text-align="center" style:justify-single-word="false"/>
      <style:text-properties style:font-name="Times New Roman4" fo:font-family="'Times New Roman'" style:font-style-name="Regular" style:font-family-generic="roman"/>
    </style:style>
    <style:style style:name="TableName2" style:family="paragraph" style:parent-style-name="normal" style:default-outline-level="" style:list-style-name="List_20_4" style:list-level="1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Name3" style:family="paragraph" style:parent-style-name="normal" style:default-outline-level="" style:list-style-name="Numbering_20_ABC">
      <style:paragraph-properties fo:text-align="center" style:justify-single-word="false"/>
      <style:text-properties style:font-name="Times New Roman4" fo:font-family="'Times New Roman'" style:font-style-name="Regular" style:font-family-generic="roma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Name3" style:family="paragraph" style:parent-style-name="normal" style:list-style-name="Numbering_20_IVX" style:master-page-name="">
      <style:paragraph-properties fo:margin-left="0cm" fo:margin-right="0cm" fo:line-height="150%" fo:text-align="justify" style:justify-single-word="false" fo:text-indent="0cm" style:auto-text-indent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Normal" style:family="paragraph">
      <style:paragraph-properties fo:margin-left="0cm" fo:margin-right="1.367cm" fo:margin-top="0cm" fo:margin-bottom="0.009cm" style:contextual-spacing="false" fo:line-height="160%" fo:text-align="justify" style:justify-single-word="false" fo:hyphenation-ladder-count="no-limit" fo:text-indent="1.23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Рисунок 3.%1%" style:num-prefix="Рисунок 3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Таблиця 3.%1%" style:num-prefix="Таблиця 3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 fo:text-align="center">
          <style:list-level-label-alignment text:label-followed-by="space" fo:text-indent="-0.4cm" fo:margin-left="0.4cm"/>
        </style:list-level-properties>
      </text:list-level-style-number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text:style-name="Numbering_20_Symbols" loext:num-list-format="Таблиця 2.%1%" style:num-prefix="Таблиця 2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8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9T19:34:26.288250729</dc:date>
    <meta:editing-duration>P1DT1H14M55S</meta:editing-duration>
    <meta:editing-cycles>355</meta:editing-cycles>
    <meta:document-statistic meta:table-count="0" meta:image-count="1" meta:object-count="0" meta:page-count="5" meta:paragraph-count="48" meta:word-count="272" meta:character-count="2348" meta:non-whitespace-character-count="2042"/>
  </office:meta>
</office:document-meta>
</file>